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FA00000087EE984D28.jpg" manifest:media-type="image/jpeg"/>
  <manifest:file-entry manifest:full-path="Pictures/2000000B00000E0B000004E3EC4142E8.svm" manifest:media-type=""/>
  <manifest:file-entry manifest:full-path="Pictures/2000000800005C690000251DC3F9A80B.svm" manifest:media-type=""/>
  <manifest:file-entry manifest:full-path="Pictures/10000000000004E5000000A788F105F4.png" manifest:media-type="image/png"/>
  <manifest:file-entry manifest:full-path="Pictures/10000000000000FA00000087AD311F9B.jpg" manifest:media-type="image/jpeg"/>
  <manifest:file-entry manifest:full-path="Pictures/10000000000004E1000000AB0B7946F9.png" manifest:media-type="image/png"/>
  <manifest:file-entry manifest:full-path="Pictures/100000000000027A00000079FE47EF08.png" manifest:media-type="image/png"/>
  <manifest:file-entry manifest:full-path="Pictures/10000000000002FF000001739AF0B4C7.png" manifest:media-type="image/png"/>
  <manifest:file-entry manifest:full-path="Pictures/10000201000002AD0000027A7553A484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6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7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6cm" fo:min-width="0cm"/>
    </style:style>
    <style:style style:name="gr17" style:family="graphic" style:parent-style-name="objectwithoutfill">
      <style:graphic-properties svg:stroke-color="#111111" draw:fill="none" draw:fill-color="#314004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fo:font-size="26pt" style:font-name-asian="微软雅黑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0" style:family="paragraph">
      <style:text-properties fo:color="#ffffff" style:font-name="微软雅黑" fo:font-size="12pt" style:font-name-asian="微软雅黑" style:font-size-asian="12pt" style:font-size-complex="12pt"/>
    </style:style>
    <style:style style:name="P11" style:family="paragraph">
      <style:paragraph-properties fo:margin-top="0.2cm" fo:margin-bottom="0cm"/>
    </style:style>
    <style:style style:name="P12" style:family="paragraph">
      <style:paragraph-properties fo:margin-top="0.2cm" fo:margin-bottom="0cm"/>
      <style:text-properties fo:font-size="10.5pt" style:font-size-asian="10.5pt" style:font-size-complex="10.5pt"/>
    </style:style>
    <style:style style:name="P13" style:family="paragraph">
      <style:paragraph-properties fo:text-align="start" style:writing-mode="lr-tb"/>
      <style:text-properties style:font-name="微软雅黑" style:font-name-asian="微软雅黑"/>
    </style:style>
    <style:style style:name="T1" style:family="text">
      <style:text-properties fo:color="#000000" fo:font-size="26pt" style:font-size-asian="26pt" style:font-name-complex="Arial1" style:font-size-complex="26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style:font-name="微软雅黑" fo:font-size="12pt" style:font-name-asian="微软雅黑" style:font-size-asian="12pt" style:font-size-complex="12pt"/>
    </style:style>
    <style:style style:name="T8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27pt" style:font-size-asian="27pt" style:font-name-complex="Arial1" style:font-size-complex="27pt"/>
    </style:style>
    <style:style style:name="T11" style:family="text">
      <style:text-properties fo:color="#000000" fo:font-size="18pt" style:font-size-asian="18pt" style:font-name-complex="Arial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441cm" svg:x="1cm" svg:y="1.021cm">
          <draw:text-box>
            <text:p text:style-name="P2"><text:span text:style-name="T1">童年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6" draw:text-style-name="P4" draw:layer="layout" svg:width="0cm" svg:height="0cm" svg:x="19.901cm" svg:y="6.332cm" svg:viewBox="0 0 0 0" draw:points="0,0">
          <text:p/>
        </draw:polygon>
        <draw:polygon draw:style-name="gr6" draw:text-style-name="P4" draw:layer="layout" svg:width="0cm" svg:height="0cm" svg:x="19.901cm" svg:y="4.416cm" svg:viewBox="0 0 0 0" draw:points="0,0">
          <text:p/>
        </draw:polygon>
        <draw:polygon draw:style-name="gr7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4.6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5.443cm" svg:height="1.885cm" svg:x="2.801cm" svg:y="4.4cm">
          <draw:text-box>
            <text:p text:style-name="P7"><text:span text:style-name="T4">● </text:span><text:span text:style-name="T4">认识</text:span><text:span text:style-name="T4">Em</text:span><text:span text:style-name="T4">和</text:span><text:span text:style-name="T4">D</text:span><text:span text:style-name="T4">和弦</text:span></text:p>
            <text:p text:style-name="P7"><text:span text:style-name="T4">● </text:span><text:span text:style-name="T4">在扫弦中这四个和弦的转换</text:span></text:p>
            <text:p text:style-name="P7"><text:span text:style-name="T5">● </text:span><text:span text:style-name="T5">会推算</text:span><text:span text:style-name="T5">Em</text:span><text:span text:style-name="T5">、</text:span><text:span text:style-name="T5">D</text:span><text:span text:style-name="T5">和弦组成音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17cm" svg:height="1.4cm" svg:x="1.584cm" svg:y="8.4cm">
          <draw:text-box>
            <text:p><text:span text:style-name="T6">LEVEL</text:span></text:p>
          </draw:text-box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path draw:style-name="gr13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3" draw:layer="layout" svg:width="0.633cm" svg:height="1.443cm" svg:x="5.0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8.2cm" svg:height="3.967cm" svg:x="11.6cm" svg:y="3.348cm">
          <draw:image xlink:href="Pictures/10000000000002FF000001739AF0B4C7.png" xlink:type="simple" xlink:show="embed" xlink:actuate="onLoad">
            <text:p/>
          </draw:image>
        </draw:frame>
        <draw:frame draw:style-name="gr1" draw:text-style-name="P4" draw:layer="layout" svg:width="11.2cm" svg:height="2.136cm" svg:x="8.5cm" svg:y="8cm">
          <draw:image xlink:href="Pictures/100000000000027A00000079FE47EF08.png" xlink:type="simple" xlink:show="embed" xlink:actuate="onLoad">
            <text:p/>
          </draw:image>
        </draw:frame>
        <draw:frame draw:style-name="gr1" draw:text-style-name="P4" draw:layer="layout" svg:width="18.299cm" svg:height="2.438cm" svg:x="1.401cm" svg:y="10.3cm">
          <draw:image xlink:href="Pictures/10000000000004E5000000A788F105F4.png" xlink:type="simple" xlink:show="embed" xlink:actuate="onLoad">
            <text:p/>
          </draw:image>
        </draw:frame>
        <draw:frame draw:style-name="gr1" draw:text-style-name="P4" draw:layer="layout" svg:width="18.3cm" svg:height="2.504cm" svg:x="1.3cm" svg:y="12.8cm">
          <draw:image xlink:href="Pictures/10000000000004E1000000AB0B7946F9.png" xlink:type="simple" xlink:show="embed" xlink:actuate="onLoad">
            <text:p/>
          </draw:image>
        </draw:frame>
        <draw:frame draw:style-name="gr14" draw:text-style-name="P8" draw:layer="layout" svg:width="18.1cm" svg:height="1.307cm" svg:x="1.6cm" svg:y="15.1cm">
          <draw:text-box>
            <text:p text:style-name="P7"><text:span text:style-name="T4"><text:s text:c="9"/></text:span><text:span text:style-name="T4">池塘 <text:s text:c="2"/>边 <text:s text:c="5"/>的 <text:s text:c="9"/>榕树 <text:s text:c="3"/>上 <text:s text:c="6"/>知 <text:s/>了 在 <text:s text:c="5"/>声 <text:s text:c="2"/>声 <text:s text:c="6"/>叫 着 <text:s/>夏天 <text:s text:c="3"/></text:span></text:p>
            <text:p text:style-name="P7"><text:span text:style-name="T5"/></text:p>
          </draw:text-box>
        </draw:frame>
      </draw:page>
      <draw:page draw:name="page2" draw:style-name="dp1" draw:master-page-name="默认">
        <draw:frame draw:style-name="gr1" draw:text-style-name="P4" draw:layer="layout" svg:width="18.999cm" svg:height="7.629cm" svg:x="1.001cm" svg:y="2.7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1.2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9.871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2.194cm" svg:height="0.763cm" svg:x="1.306cm" svg:y="3.25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0" draw:layer="layout" svg:width="1.603cm" svg:height="0.806cm" svg:x="1.6cm" svg:y="3.271cm">
          <draw:text-box>
            <text:p><text:span text:style-name="T7">重 <text:s/>点</text:span></text:p>
          </draw:text-box>
        </draw:frame>
        <draw:frame draw:style-name="gr15" draw:text-style-name="P12" draw:layer="layout" svg:width="10.9cm" svg:height="3.441cm" svg:x="1.7cm" svg:y="4.3cm">
          <draw:text-box>
            <text:p text:style-name="P11"><text:span text:style-name="T4">1</text:span><text:span text:style-name="T4">、右手先使用琶音找到触弦的感觉；</text:span></text:p>
            <text:p text:style-name="P11"><text:span text:style-name="T4">2</text:span><text:span text:style-name="T4">、右手动作找到发力的感觉，要求声音干净有力；</text:span></text:p>
            <text:p text:style-name="P11"><text:span text:style-name="T4">3</text:span><text:span text:style-name="T4">、第二条和第四条练习后半拍要做伴奏状态，需要弱下来；</text:span></text:p>
            <text:p text:style-name="P11"><text:span text:style-name="T4">注意：</text:span></text:p>
            <text:p text:style-name="P11"><text:span text:style-name="T4">1</text:span><text:span text:style-name="T4">、右手的手型对比右侧图片，找到需要改进的地方。</text:span></text:p>
          </draw:text-box>
        </draw:frame>
        <draw:frame draw:style-name="gr1" draw:text-style-name="P4" draw:layer="layout" svg:width="2.194cm" svg:height="0.763cm" svg:x="1.306cm" svg:y="11.6cm">
          <draw:image xlink:href="Pictures/2000000B00000E0B000004E3EC4142E8.svm" xlink:type="simple" xlink:show="embed" xlink:actuate="onLoad">
            <text:p/>
          </draw:image>
        </draw:frame>
        <draw:frame draw:style-name="gr16" draw:text-style-name="P10" draw:layer="layout" svg:width="2.195cm" svg:height="2.106cm" svg:x="1.305cm" svg:y="11.6cm">
          <draw:text-box>
            <text:p><text:span text:style-name="T7">练习计划</text:span></text:p>
          </draw:text-box>
        </draw:frame>
        <draw:frame draw:style-name="gr1" draw:text-style-name="P4" draw:layer="layout" svg:width="2.194cm" svg:height="0.763cm" svg:x="1.306cm" svg:y="20.4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0" draw:layer="layout" svg:width="1.772cm" svg:height="0.806cm" svg:x="1.601cm" svg:y="20.394cm">
          <draw:text-box>
            <text:p><text:span text:style-name="T7">疑问？</text:span></text:p>
          </draw:text-box>
        </draw:frame>
        <draw:frame draw:style-name="gr8" draw:text-style-name="P12" draw:layer="layout" svg:width="18.29cm" svg:height="5.475cm" svg:x="1.7cm" svg:y="12.8cm">
          <draw:text-box>
            <text:p text:style-name="P11"><text:span text:style-name="T4">建议每天练习时长：</text:span><text:span text:style-name="T4">20</text:span><text:span text:style-name="T4">分钟；</text:span></text:p>
            <text:p text:style-name="P11"><text:span text:style-name="T4">练习方法：</text:span></text:p>
            <text:p text:style-name="P11"><text:span text:style-name="T4">以《</text:span><text:span text:style-name="T8">2</text:span><text:span text:style-name="T9">-</text:span><text:span text:style-name="T9">左手和弦转换</text:span><text:span text:style-name="T5">练习</text:span><text:span text:style-name="T5">(GEmCD)-1</text:span><text:span text:style-name="T4">》和《</text:span><text:span text:style-name="T8">2</text:span><text:span text:style-name="T9">-</text:span><text:span text:style-name="T9">左手和弦转换</text:span><text:span text:style-name="T5">练习</text:span><text:span text:style-name="T5">(GEmCD)-1</text:span><text:span text:style-name="T4">》作为作业，用节拍器打拍子</text:span></text:p>
            <text:p text:style-name="P11"><text:span text:style-name="T4">来控制速度。</text:span></text:p>
            <text:p text:style-name="P11"><text:span text:style-name="T4">●</text:span><text:span text:style-name="T4">合格：下扫有力度，并且让每个音都能够被听到；</text:span></text:p>
            <text:p text:style-name="P11"><text:span text:style-name="T4">●</text:span><text:span text:style-name="T4">目标：在合格的基础上，后半拍需要弱下来做伴奏状态，做到下扫强、下扫弱；</text:span></text:p>
            <text:p text:style-name="P11"><text:span text:style-name="T4">在练习中发现的困难请记录在下方答疑中，大象吉他俱乐部的老师会在下节课针对这些问题进行讲解和做有</text:span></text:p>
            <text:p text:style-name="P11"><text:span text:style-name="T4">针对性的基础练习。</text:span></text:p>
          </draw:text-box>
        </draw:frame>
        <draw:line draw:style-name="gr17" draw:text-style-name="P4" draw:layer="layout" svg:x1="1.8cm" svg:y1="22.3cm" svg:x2="19.4cm" svg:y2="22.3cm">
          <text:p/>
        </draw:line>
        <draw:line draw:style-name="gr17" draw:text-style-name="P4" draw:layer="layout" svg:x1="1.801cm" svg:y1="23.301cm" svg:x2="19.401cm" svg:y2="23.301cm">
          <text:p/>
        </draw:line>
        <draw:line draw:style-name="gr17" draw:text-style-name="P4" draw:layer="layout" svg:x1="1.801cm" svg:y1="24.301cm" svg:x2="19.401cm" svg:y2="24.301cm">
          <text:p/>
        </draw:line>
        <draw:line draw:style-name="gr17" draw:text-style-name="P4" draw:layer="layout" svg:x1="1.801cm" svg:y1="25.301cm" svg:x2="19.401cm" svg:y2="25.301cm">
          <text:p/>
        </draw:line>
        <draw:line draw:style-name="gr17" draw:text-style-name="P4" draw:layer="layout" svg:x1="1.802cm" svg:y1="26.302cm" svg:x2="19.402cm" svg:y2="26.302cm">
          <text:p/>
        </draw:lin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13" draw:layer="layout" svg:width="19cm" svg:height="1.483cm" svg:x="1cm" svg:y="1.022cm">
          <draw:text-box>
            <text:p text:style-name="P2"><text:span text:style-name="T10">和弦入门—</text:span><text:span text:style-name="T10">G</text:span><text:span text:style-name="T11">、</text:span><text:span text:style-name="T10">E</text:span><text:span text:style-name="T11">m</text:span><text:span text:style-name="T11">、</text:span><text:span text:style-name="T10">C</text:span><text:span text:style-name="T10">、</text:span><text:span text:style-name="T10">D</text:span><text:span text:style-name="T1">（童年扫弦版）</text:span></text:p>
          </draw:text-box>
        </draw:frame>
        <draw:frame draw:style-name="gr12" draw:text-style-name="P4" draw:layer="layout" svg:width="18.123cm" svg:height="16.774cm" svg:x="1.54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6.614cm" svg:height="3.571cm" svg:x="13.1cm" svg:y="2.829cm">
          <draw:image xlink:href="Pictures/10000000000000FA00000087EE984D28.jpg" xlink:type="simple" xlink:show="embed" xlink:actuate="onLoad">
            <text:p/>
          </draw:image>
        </draw:frame>
        <draw:frame draw:style-name="gr1" draw:text-style-name="P4" draw:layer="layout" svg:width="6.614cm" svg:height="3.571cm" svg:x="13.086cm" svg:y="6.529cm">
          <draw:image xlink:href="Pictures/10000000000000FA00000087AD311F9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6-01-02T18:07:34.906000000</dc:date>
    <meta:editing-duration>PT2H42M2S</meta:editing-duration>
    <meta:editing-cycles>24</meta:editing-cycles>
    <meta:generator>捷速PDF编辑器/1.0.0.0$Windows_x86 LibreOffice_project/100$Build-0</meta:generator>
    <meta:document-statistic meta:object-count="50"/>
  </office:meta>
</office:document-meta>
</file>